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나눔고딕1"/>
    </style:style>
    <style:style style:name="P1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18)</text:p>
      <text:p text:style-name="P2"/>
      <text:p text:style-name="P7">1. 회의 참가자</text:p>
      <text:p text:style-name="P8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5">Github ID : 0792004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5">Github ID : 0792008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5">Github ID : 0592048</text:p>
          </table:table-cell>
        </table:table-row>
      </table:table>
      <text:p text:style-name="Standard"/>
      <text:p text:style-name="P9"><text:s/></text:p>
      <text:p text:style-name="P3"/>
      <text:p text:style-name="P3">2. 회의 일시</text:p>
      <text:p text:style-name="P3"/>
      <text:p text:style-name="P4">2012년 12월 18일 PM 2:40 ~ 2012년 12월 18일 PM 3:00</text:p>
      <text:p text:style-name="P3"/>
      <text:p text:style-name="P3"/>
      <text:p text:style-name="P3">3. 회의 안건</text:p>
      <text:p text:style-name="P3"/>
      <text:p text:style-name="P4"><text:s/>- <text:s/>Team2의 도움으로 팀 MD(PA Library) 프로젝트 이용 가능</text:p>
      <text:p text:style-name="P4"><text:s/>- <text:s/>PA Library 사용 가능해 짐에 따라 차 후 해야 할 일 정리</text:p>
      <text:p text:style-name="P4"><text:s/>- <text:s/>개발 환경 변경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4. 회의 내용</text:p>
      <text:p text:style-name="P3"><text:s/>(1) 조원 별 차후 할 일</text:p>
      <text:p text:style-name="P3"><text:s text:c="4"/>- <text:s/>이미지 출력이 PA Library를 이용해 가능해졌으므로 퍼즐, 몬스터, 배경 등의 이미지 자료 정리 : 김면중</text:p>
      <text:p text:style-name="P3"><text:s text:c="4"/>- <text:s/>팀 MD와 Team2의 소스를 Reading하는 것을 통하여 PA Library 사용법을 익히고, 이전에 구현 된 퍼즐 알고리즘을 하단 화면에 구현 된 이미지에 적용할 수 있도록 분석 및 프로젝트 병합 작업 : 권순일</text:p>
      <text:p text:style-name="P3"><text:s text:c="4"/>- <text:s/>팀 MD와 Team2의 소스를 Reading하는 것을 통하여 PA Library 사용법을 익히고, 위 화면에 나타날 정보들(층 Level, 턴 수, 턴 차례)을 구현</text:p>
      <text:p text:style-name="P3"><text:s/></text:p>
      <text:p text:style-name="P3"><text:s/>(2) 개발 환경 변경</text:p>
      <text:p text:style-name="P3"><text:s text:c="5"/>- PA Library를 사용하기 더 용이하도록 개발 환경을 리눅스 → 윈도우로 변경</text:p>
      <text:p text:style-name="P4"/>
      <text:p text:style-name="P4"><text:s text:c="5"/></text:p>
      <text:p text:style-name="P3"><text:tab/> <text:s/></text:p>
      <text:p text:style-name="P3"><text:s text:c="11"/></text:p>
      <text:p text:style-name="P3"><text:s text:c="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8T21:34:47</dc:date>
    <meta:editing-duration>PT1H17M</meta:editing-duration>
    <meta:editing-cycles>8</meta:editing-cycles>
    <meta:generator>LibreOffice/3.5$Linux_x86 LibreOffice_project/350m1$Build-2</meta:generator>
    <meta:document-statistic meta:table-count="1" meta:image-count="0" meta:object-count="0" meta:page-count="2" meta:paragraph-count="27" meta:word-count="169" meta:character-count="708" meta:non-whitespace-character-count="497"/>
  </office:meta>
</office:document-meta>
</file>